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0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0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1" style:num-suffix="." text:start-value="4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text:start-value="4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text:start-value="4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text:start-value="4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text:start-value="4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text:start-value="4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text:start-value="4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text:start-value="4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text:start-value="4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number text:level="1" style:num-format="1" style:num-suffix="." text:start-value="5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text:start-value="5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text:start-value="5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text:start-value="5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text:start-value="5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text:start-value="5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text:start-value="5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text:start-value="5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text:start-value="5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43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2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number text:level="1" style:num-format="1" style:num-suffix="." text:start-value="4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text:start-value="4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text:start-value="4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text:start-value="4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text:start-value="4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text:start-value="4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text:start-value="4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text:start-value="4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text:start-value="4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446">
      <text:list-level-style-number text:level="1" style:num-format="1" style:num-suffix="." text:start-value="5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text:start-value="5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text:start-value="5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text:start-value="5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text:start-value="5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text:start-value="5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text:start-value="5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text:start-value="5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text:start-value="5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9" draw:master-page-name="Master1-Layout5-twoTxTwoObj-Comparison" presentation:presentation-page-layout-name="Master1-PPL5" draw:id="Slide-256">
        <draw:frame draw:id="id63" presentation:style-name="a393" draw:name="Title 5" svg:x="0in" svg:y="0in" svg:width="10.71918in" svg:height="1.83854in" presentation:class="title" presentation:placeholder="false">
          <draw:text-box>
            <text:p text:style-name="a392" text:class-names="" text:cond-style-name=""><text:span text:style-name="a390" text:class-names="">Q10.Write Difference between one and two dimensional array.</text:span><text:span text:style-name="a391" text:class-names=""/></text:p>
          </draw:text-box>
          <svg:title/>
          <svg:desc/>
        </draw:frame>
        <draw:frame draw:id="id64" presentation:style-name="a398" draw:name="Text Placeholder 6" svg:x="2.00868in" svg:y="1.39193in" svg:width="5.64062in" svg:height="0.90104in" presentation:class="outline" presentation:placeholder="false">
          <draw:text-box>
            <text:list text:style-name="a397">
              <text:list-item>
                <text:p text:style-name="a396" text:class-names="" text:cond-style-name=""><text:span text:style-name="a394" text:class-names="">One dimensional array</text:span><text:span text:style-name="a395" text:class-names=""/></text:p>
              </text:list-item>
            </text:list>
          </draw:text-box>
          <svg:title/>
          <svg:desc/>
        </draw:frame>
        <draw:frame draw:id="id65" presentation:style-name="a420" draw:name="Content Placeholder 7" svg:x="0.9184in" svg:y="2.73958in" svg:width="5.64062in" svg:height="4.02951in" presentation:class="outline" presentation:placeholder="false">
          <draw:text-box>
            <text:list text:style-name="a401">
              <text:list-item>
                <text:p text:style-name="a400" text:class-names="" text:cond-style-name=""><text:span text:style-name="a399" text:class-names="">A simple data structure that stores a collection of similar type data in a contiguous block of memory.</text:span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>Also called single dimensional array.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>Syntax:</text:span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><text:s text:c="7"/>data-type[]name=new data- <text:s text:c="8"/></text:span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><text:s text:c="6"/>type[size];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Storee data as a list.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It can be received in a pointer, sized array or an unsized array. <text:s text:c="10"/></text:span></text:p>
              </text:list-item>
            </text:list>
          </draw:text-box>
          <svg:title/>
          <svg:desc/>
        </draw:frame>
        <draw:frame draw:id="id66" presentation:style-name="a425" draw:name="Text Placeholder 8" svg:x="8.07813in" svg:y="1.42643in" svg:width="5.6684in" svg:height="0.90104in" presentation:class="outline" presentation:placeholder="false">
          <draw:text-box>
            <text:list text:style-name="a424">
              <text:list-item>
                <text:p text:style-name="a423" text:class-names="" text:cond-style-name=""><text:span text:style-name="a421" text:class-names="">Two dimensional array</text:span><text:span text:style-name="a422" text:class-names=""/></text:p>
              </text:list-item>
            </text:list>
          </draw:text-box>
          <svg:title/>
          <svg:desc/>
        </draw:frame>
        <draw:frame draw:id="id67" presentation:style-name="a450" draw:name="Content Placeholder 9" svg:x="6.75in" svg:y="2.73958in" svg:width="5.6684in" svg:height="4.02951in" presentation:class="outline" presentation:placeholder="false">
          <draw:text-box>
            <text:list text:style-name="a428">
              <text:list-item>
                <text:p text:style-name="a427" text:class-names="" text:cond-style-name=""><text:span text:style-name="a426" text:class-names="">A type of array that stores multiple data elements of the same type in matrix or table like format with a number of rows and columns.</text:span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Also called Multiple dimensional array.</text:span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Syntax: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<text:s text:c="8"/>data-type[][]name=new data-type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8"/>[rows][columns];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Storess data in a row-column format.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Parameterr receiving it must define the <text:s text:c="5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<text:s text:c="8"/>rightmost dimension of an array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6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0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/>
    </style:style>
    <style:style style:family="table-cell" style:name="a38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2">
      <style:table-cell-properties fo:background-color="#cfd5ea"/>
    </style:style>
    <style:style style:family="table-cell" style:name="a383">
      <style:table-cell-properties/>
    </style:style>
    <style:style style:family="table-cell" style:name="a384">
      <style:table-cell-properties fo:background-color="#cfd5ea"/>
    </style:style>
    <style:style style:family="table-cell" style:name="a385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0" table:paragraph-style-name=""/>
      <table:even-rows table:style-name="a383" table:paragraph-style-name=""/>
      <table:odd-rows table:style-name="a384" table:paragraph-style-name=""/>
      <table:even-columns table:style-name="a381" table:paragraph-style-name=""/>
      <table:odd-columns table:style-name="a38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3/30/2020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3/30/2020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3/30/2020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3/30/2020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3/30/2020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3/30/2020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3/30/2020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3/30/2020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3/30/2020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3/30/2020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3/30/2020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3/30/2020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Q10.Write Difference between one and two dimensional array.</dc:title>
    <meta:initial-creator>prachichobhare@gmail.com</meta:initial-creator>
    <dc:creator>prachichobhare@gmail.com</dc:creator>
    <meta:creation-date>2020-03-29T18:59:21Z</meta:creation-date>
    <dc:date>2020-03-29T19:38:41Z</dc:date>
    <meta:editing-cycles>2</meta:editing-cycles>
  </office:meta>
</office:document-meta>
</file>